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4.128cm"/>
    </style:style>
    <style:style style:name="Table1.D" style:family="table-column">
      <style:table-column-properties style:column-width="4.1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  <style:text-properties style:font-name="Oswald" style:font-name-asian="Oswald1" style:font-name-complex="Oswald1"/>
    </style:style>
    <style:style style:name="P2" style:family="paragraph" style:parent-style-name="Standard">
      <style:paragraph-properties fo:text-align="center" style:justify-single-word="false"/>
      <style:text-properties style:font-name="Oswald" style:font-name-asian="Oswald1" style:font-name-complex="Oswald1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Oswald" officeooo:rsid="001c5b2f" officeooo:paragraph-rsid="001c5b2f" style:font-name-asian="Oswald1" style:font-name-complex="Oswald1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Oswald" officeooo:rsid="0020c5ab" officeooo:paragraph-rsid="0020c5ab" style:font-name-asian="Oswald1" style:font-name-complex="Oswald1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officeooo:rsid="0020af92" officeooo:paragraph-rsid="0020af92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Oswald" style:font-name-asian="Oswald1" style:font-name-complex="Oswald1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Oswald" officeooo:rsid="001c5b2f" officeooo:paragraph-rsid="001c5b2f" style:font-name-asian="Oswald1" style:font-name-complex="Oswald1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20af92" officeooo:paragraph-rsid="0020af92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Oswald" style:font-name-asian="Oswald1" style:font-name-complex="Oswald1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Oswald" officeooo:paragraph-rsid="001c5b2f" style:font-name-asian="Oswald1" style:font-name-complex="Oswald1"/>
    </style:style>
    <style:style style:name="P14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cc0000" style:font-name="Oswald" fo:font-size="24pt" style:text-underline-style="solid" style:text-underline-width="auto" style:text-underline-color="font-color" style:font-name-asian="Oswald1" style:font-size-asian="24pt" style:font-name-complex="Oswald1" style:font-size-complex="24pt"/>
    </style:style>
    <style:style style:name="T2" style:family="text">
      <style:text-properties style:font-name="Oswald" style:font-name-asian="Oswald1" style:font-name-complex="Oswald1"/>
    </style:style>
    <style:style style:name="T3" style:family="text">
      <style:text-properties style:font-name="Oswald" officeooo:rsid="0020af92" style:font-name-asian="Oswald1" style:font-name-complex="Oswald1"/>
    </style:style>
    <style:style style:name="T4" style:family="text">
      <style:text-properties style:font-name="Oswald" style:text-underline-style="none" style:font-name-asian="Oswald1" style:font-name-complex="Oswald1"/>
    </style:style>
    <style:style style:name="T5" style:family="text">
      <style:text-properties officeooo:rsid="001c5b2f"/>
    </style:style>
    <style:style style:name="T6" style:family="text">
      <style:text-properties officeooo:rsid="001f214c"/>
    </style:style>
    <style:style style:name="T7" style:family="text">
      <style:text-properties officeooo:rsid="0020c5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heading=h.gjdgxs"/><text:span text:style-name="T1">Big Data Assignment 2 - Player Rank using PySpark</text:span></text:p>
      <text:p text:style-name="P1"/>
      <text:p text:style-name="P2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5"><text:span text:style-name="T2">Member Name</text:span></text:p>
          </table:table-cell>
          <table:table-cell table:style-name="Table1.A1" office:value-type="string">
            <text:p text:style-name="P5"><text:span text:style-name="T2">USN</text:span></text:p>
          </table:table-cell>
          <table:table-cell table:style-name="Table1.A1" office:value-type="string">
            <text:p text:style-name="P5"><text:span text:style-name="T2">Section</text:span></text:p>
          </table:table-cell>
          <table:table-cell table:style-name="Table1.A1" office:value-type="string">
            <text:p text:style-name="P5"><text:span text:style-name="T2">Team Name</text:span></text:p>
          </table:table-cell>
        </table:table-row>
        <table:table-row table:style-name="Table1.1">
          <table:table-cell table:style-name="Table1.A1" office:value-type="string">
            <text:p text:style-name="P4">Divya T <text:s/>Puranam</text:p>
          </table:table-cell>
          <table:table-cell table:style-name="Table1.A1" office:value-type="string">
            <text:p text:style-name="P3">PES120170<text:span text:style-name="T7">0</text:span>74<text:span text:style-name="T7">9</text:span></text:p>
          </table:table-cell>
          <table:table-cell table:style-name="Table1.A1" office:value-type="string">
            <text:p text:style-name="P3">B</text:p>
          </table:table-cell>
          <table:table-cell table:style-name="Table1.A1" office:value-type="string">
            <text:p text:style-name="P3">BD_749_1674</text:p>
          </table:table-cell>
        </table:table-row>
      </table:table>
      <text:p text:style-name="P1"/>
      <text:p text:style-name="P6"><text:span text:style-name="T2">Date of Evaluation: <text:tab/><text:tab/><text:tab/><text:tab/><text:tab/><text:tab/><text:tab/>Evaluator:</text:span></text:p>
      <text:p text:style-name="P1"/>
      <text:p text:style-name="P6"><text:span text:style-name="T2">Assignment Submission ID: </text:span><text:span text:style-name="T3">138</text:span></text:p>
      <text:p text:style-name="P1"/>
      <text:p text:style-name="P1"/>
      <text:list xml:id="list3621764783" text:style-name="WWNum1">
        <text:list-item>
          <text:p text:style-name="P7"><text:span text:style-name="T2">How many iterations did the bowler ranking code run for?</text:span></text:p>
        </text:list-item>
      </text:list>
      <text:p text:style-name="P10"/>
      <text:p text:style-name="P13"><text:span text:style-name="T5"><text:tab/>The bowler ranking code ran for 18 iterations.</text:span></text:p>
      <text:p text:style-name="P12"/>
      <text:list xml:id="list152715063253371" text:continue-numbering="true" text:style-name="WWNum1">
        <text:list-item>
          <text:p text:style-name="P7"><text:span text:style-name="T2">How many iterations did the batsman ranking code run for?</text:span></text:p>
        </text:list-item>
      </text:list>
      <text:p text:style-name="P1"/>
      <text:p text:style-name="P1"><text:tab/><text:span text:style-name="T5">The batsman ranking code ran for 23 iterations.</text:span></text:p>
      <text:p text:style-name="P1"/>
      <text:list xml:id="list152713814906894" text:continue-numbering="true" text:style-name="WWNum1">
        <text:list-item>
          <text:p text:style-name="P7"><text:span text:style-name="T2">Give the top 3 batsmen and their corresponding ranks according to your output :</text:span></text:p>
        </text:list-item>
      </text:list>
      <text:p text:style-name="P1"/>
      <text:p text:style-name="P1"><text:tab/>RA Jadeja,1.555823474424</text:p>
      <text:p text:style-name="P1"><text:tab/>JH Kallis,1.503462829488</text:p>
      <text:p text:style-name="P1"><text:tab/>DJ Bravo,1.476785564149</text:p>
      <text:p text:style-name="P1"/>
      <text:list xml:id="list152713961734374" text:continue-numbering="true" text:style-name="WWNum1">
        <text:list-item>
          <text:p text:style-name="P7"><text:span text:style-name="T2">Give the top 3 bowlers and their corresponding ranks according to your output : </text:span></text:p>
        </text:list-item>
      </text:list>
      <text:p text:style-name="P9"/>
      <text:p text:style-name="P9">DJ Bravo,1.514744880767</text:p>
      <text:p text:style-name="P9">SR Watson,1.233336328721</text:p>
      <text:p text:style-name="P9">RA Jadeja,1.177397821879</text:p>
      <text:p text:style-name="P12"/>
      <text:p text:style-name="P9"/>
      <text:p text:style-name="P9"><text:soft-page-break/></text:p>
      <text:list xml:id="list152715017110599" text:continue-numbering="true" text:style-name="WWNum1">
        <text:list-item>
          <text:p text:style-name="P7"><text:span text:style-name="T2">What do you think are the shortcomings of ranking players by using this approach? </text:span></text:p>
        </text:list-item>
      </text:list>
      <text:p text:style-name="P1"/>
      <text:p text:style-name="P1"><text:tab/><text:span text:style-name="T6">If a player plays more often, <text:s/>he will have a higher contribution and will in turn have a higher rank.</text:span></text:p>
      <text:p text:style-name="P1"/>
      <text:list xml:id="list152713703433687" text:continue-numbering="true" text:style-name="WWNum1">
        <text:list-item>
          <text:p text:style-name="P7"><text:span text:style-name="T2">What was your individual contribution to this assignment?</text:span></text:p>
        </text:list-item>
      </text:list>
      <text:p text:style-name="P1"><text:tab/></text:p>
      <text:p text:style-name="P1"><text:tab/><text:span text:style-name="T6">My teammate and I did the tasks together.</text:span></text:p>
      <text:p text:style-name="P1"/>
      <text:list xml:id="list152713459383088" text:continue-numbering="true" text:style-name="WWNum1">
        <text:list-item>
          <text:p text:style-name="P7"><text:span text:style-name="T2">Any observations/challenges/comments about the assignment.</text:span></text:p>
          <text:p text:style-name="P8"><text:span text:style-name="T2">Getting Spark to work and running the code till convergence was a bit tricky. Also, the immutability of RDDs posed a challenge.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swald" fo:font-family="Oswal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7T15:27:13.077598836</dc:date>
    <meta:editing-duration>PT3M5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30" meta:word-count="189" meta:character-count="1182" meta:non-whitespace-character-count="1010"/>
  </office:meta>
</office:document-meta>
</file>